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solid" style:text-underline-width="auto" style:text-underline-color="font-color" fo:font-weight="bold" officeooo:rsid="001d91d8" officeooo:paragraph-rsid="001d91d8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ddd4a" officeooo:paragraph-rsid="001ddd4a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ddd4a" officeooo:paragraph-rsid="001fd3d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f3e9d" officeooo:paragraph-rsid="001f3e9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fd3df" officeooo:paragraph-rsid="001fd3df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fcf7c" officeooo:paragraph-rsid="001fd3df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normal" officeooo:rsid="001e9d10" officeooo:paragraph-rsid="001e9d10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e9d10" officeooo:paragraph-rsid="001fd3d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1f3e9d" officeooo:paragraph-rsid="001f3e9d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fcf7c" officeooo:paragraph-rsid="001fd3df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1fd3df" officeooo:paragraph-rsid="001fd3df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215c90" officeooo:paragraph-rsid="00215c90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21bfbd" officeooo:paragraph-rsid="0021bfbd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1e9d10" officeooo:paragraph-rsid="0025793d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fcf7c" officeooo:paragraph-rsid="0025793d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25793d" officeooo:paragraph-rsid="0025793d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f3e9d" officeooo:paragraph-rsid="001f3e9d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f3e9d" officeooo:paragraph-rsid="002639ec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2639ec" officeooo:paragraph-rsid="002639ec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1fd3df" officeooo:paragraph-rsid="00215c90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267353" officeooo:paragraph-rsid="00267353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style:text-underline-style="none" fo:font-weight="normal" officeooo:rsid="00215c90" officeooo:paragraph-rsid="00215c90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style:text-underline-style="none" fo:font-weight="normal" officeooo:rsid="0026f30b" officeooo:paragraph-rsid="0026f30b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officeooo:rsid="001f3e9d" officeooo:paragraph-rsid="001f3e9d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officeooo:rsid="0026f30b" officeooo:paragraph-rsid="0026f30b" style:font-size-asian="14pt" style:font-weight-asian="bold" style:font-size-complex="16pt" style:font-weight-complex="bold"/>
    </style:style>
    <style:style style:name="P26" style:family="paragraph" style:parent-style-name="Standard">
      <style:text-properties fo:color="#e1e4e8" loext:opacity="100%" style:font-name="Droid Sans Mono" fo:font-size="10.5pt" style:text-underline-style="solid" style:text-underline-width="auto" style:text-underline-color="font-color" fo:font-weight="bold" officeooo:rsid="0026f30b" officeooo:paragraph-rsid="00215c90" fo:background-color="#24292e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e1e4e8" loext:opacity="100%" style:font-name="DejaVu Sans" fo:font-size="10.5pt" style:text-underline-style="none" fo:font-weight="normal" officeooo:rsid="0026f30b" officeooo:paragraph-rsid="0026f30b" fo:background-color="#24292e" style:font-size-asian="14pt" style:font-weight-asian="normal" style:font-size-complex="16pt" style:font-weight-complex="normal"/>
    </style:style>
    <style:style style:name="T1" style:family="text">
      <style:text-properties officeooo:rsid="001f3e9d"/>
    </style:style>
    <style:style style:name="T2" style:family="text">
      <style:text-properties officeooo:rsid="001fd3df"/>
    </style:style>
    <style:style style:name="T3" style:family="text">
      <style:text-properties officeooo:rsid="00215c90"/>
    </style:style>
    <style:style style:name="T4" style:family="text">
      <style:text-properties officeooo:rsid="0021bfbd"/>
    </style:style>
    <style:style style:name="T5" style:family="text">
      <style:text-properties officeooo:rsid="0025793d"/>
    </style:style>
    <style:style style:name="T6" style:family="text">
      <style:text-properties officeooo:rsid="00263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rmo style</text:p>
      <text:p text:style-name="P1"/>
      <text:p text:style-name="P2">cliente</text:p>
      <text:p text:style-name="P7">nombre</text:p>
      <text:p text:style-name="P7">apellido</text:p>
      <text:p text:style-name="P7">dni</text:p>
      <text:p text:style-name="P7">numero</text:p>
      <text:p text:style-name="P7">mail</text:p>
      <text:p text:style-name="P9">tipo de cliente</text:p>
      <text:p text:style-name="P9"/>
      <text:p text:style-name="P2">rop<text:span text:style-name="T1">a</text:span></text:p>
      <text:p text:style-name="P7"><text:span text:style-name="T4">Codigo</text:span> <text:span text:style-name="T4">(</text:span>de serie<text:span text:style-name="T4">)</text:span></text:p>
      <text:p text:style-name="P9"><text:span text:style-name="T4">P</text:span>recio</text:p>
      <text:p text:style-name="P19">modelo_foranea</text:p>
      <text:p text:style-name="P19">talle_foranea</text:p>
      <text:p text:style-name="P19">color_foranea</text:p>
      <text:p text:style-name="P9"/>
      <text:p text:style-name="P6">model<text:span text:style-name="T2">o</text:span></text:p>
      <text:p text:style-name="P15">codigo</text:p>
      <text:p text:style-name="P10"><text:span text:style-name="T5">t</text:span>ipo de ropa</text:p>
      <text:p text:style-name="P13">material</text:p>
      <text:p text:style-name="P9"/>
      <text:p text:style-name="P3">talle</text:p>
      <text:p text:style-name="P8">nombre</text:p>
      <text:p text:style-name="P8">medida</text:p>
      <text:p text:style-name="P9"/>
      <text:p text:style-name="P2">color</text:p>
      <text:p text:style-name="P14">codigo</text:p>
      <text:p text:style-name="P7">nombre</text:p>
      <text:p text:style-name="P7"/>
      <text:p text:style-name="P4"/>
      <text:p text:style-name="P4">pago</text:p>
      <text:p text:style-name="P21">Codigo</text:p>
      <text:p text:style-name="P11">CantCuotas { 1 a 12 check}</text:p>
      <text:p text:style-name="P11">Debito/Credito {1 2 check}</text:p>
      <text:p text:style-name="P12">Fecha </text:p>
      <text:p text:style-name="P12">Hora</text:p>
      <text:p text:style-name="P12"><text:soft-page-break/>Codigo Postal {4 digitos}</text:p>
      <text:p text:style-name="P12">Direccion</text:p>
      <text:p text:style-name="P20">Tarjeta_Foranea</text:p>
      <text:p text:style-name="P18">V<text:span text:style-name="T2">ip_</text:span><text:span text:style-name="T6">Foranea</text:span><text:span text:style-name="T2"> {tinyint}</text:span></text:p>
      <text:p text:style-name="P16">Carrito_Foranea (js)</text:p>
      <text:p text:style-name="P5"/>
      <text:p text:style-name="P5">Tarjeta</text:p>
      <text:p text:style-name="P11">Visa/Mastercard/<text:span text:style-name="T3">Amex {1 2 3 check}</text:span></text:p>
      <text:p text:style-name="P11">N<text:span text:style-name="T3">tarjeta {int 16 digitos}</text:span></text:p>
      <text:p text:style-name="P11">FechaVencimiento</text:p>
      <text:p text:style-name="P11">Titular</text:p>
      <text:p text:style-name="P12">Cvc {int 3 digitos}</text:p>
      <text:p text:style-name="P12"/>
      <text:p text:style-name="P25">Ropa_Pago</text:p>
      <text:p text:style-name="P23">CodigoRP int primaria y foranea de Codigo Ropa</text:p>
      <text:p text:style-name="P23">CodigoPR int primaria y foranea de Codigo Pago</text:p>
      <text:p text:style-name="P23">Cantidad int</text:p>
      <text:p text:style-name="P26"/>
      <text:p text:style-name="P27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6:42:47.281036600</meta:creation-date>
    <dc:date>2024-08-09T15:52:05.566987699</dc:date>
    <meta:editing-duration>PT29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90" meta:character-count="578" meta:non-whitespace-character-count="532"/>
  </office:meta>
</office:document-meta>
</file>